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a77f" officeooo:paragraph-rsid="001da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3:38:58.206097835</meta:creation-date>
    <dc:date>2024-01-29T13:39:48.804069419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6.4.1$MacOSX_X86_64 LibreOffice_project/e19e193f88cd6c0525a17fb7a176ed8e6a3e2aa1</meta:generator>
  </office:meta>
</office:document-meta>
</file>